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graph with sty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ato" fo:font-family="Lato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4T21:52:34.653000000</meta:creation-date>
    <dc:date>2025-07-14T21:54:00.425000000</dc:date>
    <meta:editing-duration>PT1M25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1" meta:word-count="3" meta:character-count="21" meta:non-whitespace-character-count="19"/>
  </office:meta>
</office:document-meta>
</file>